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Parser.setUseContextClassLoader( boolean useContex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Parser.getRul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Parser.get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Parser.getDige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Parser.setRuleSet( RuleSet ru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Parser.pars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Parser.parse( Catalog catalog ,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